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080" officeooo:paragraph-rsid="000fc080"/>
    </style:style>
    <style:style style:name="P2" style:family="paragraph" style:parent-style-name="Standard">
      <style:text-properties fo:font-weight="bold" officeooo:rsid="000fc080" officeooo:paragraph-rsid="000fc080" style:font-weight-asian="bold" style:font-weight-complex="bold"/>
    </style:style>
    <style:style style:name="P3" style:family="paragraph" style:parent-style-name="Standard">
      <style:text-properties fo:font-size="10pt" officeooo:rsid="000fc080" officeooo:paragraph-rsid="000fc080" style:font-size-asian="8.75pt" style:font-size-complex="10pt"/>
    </style:style>
    <style:style style:name="P4" style:family="paragraph" style:parent-style-name="Standard">
      <style:text-properties officeooo:paragraph-rsid="000fc080"/>
    </style:style>
    <style:style style:name="P5" style:family="paragraph" style:parent-style-name="Standard">
      <style:text-properties fo:color="#ff0000" fo:font-style="italic" fo:font-weight="bold" officeooo:rsid="000fc080" officeooo:paragraph-rsid="000fc080" style:font-style-asian="italic" style:font-weight-asian="bold" style:font-style-complex="italic" style:font-weight-complex="bold"/>
    </style:style>
    <style:style style:name="P6" style:family="paragraph" style:parent-style-name="Standard">
      <style:text-properties fo:color="#ff0000" fo:font-style="italic" fo:font-weight="bold" officeooo:rsid="000fc080" officeooo:paragraph-rsid="0033c5d6" style:font-style-asian="italic" style:font-weight-asian="bold" style:font-style-complex="italic" style:font-weight-complex="bold"/>
    </style:style>
    <style:style style:name="P7" style:family="paragraph" style:parent-style-name="Standard">
      <style:text-properties fo:color="#ff0000" fo:font-style="italic" fo:font-weight="bold" officeooo:rsid="00122bcc" officeooo:paragraph-rsid="00122bcc" style:font-style-asian="italic" style:font-weight-asian="bold" style:font-style-complex="italic" style:font-weight-complex="bold"/>
    </style:style>
    <style:style style:name="P8" style:family="paragraph" style:parent-style-name="Standard">
      <style:text-properties fo:color="#ff0000" fo:font-style="italic" fo:font-weight="bold" officeooo:rsid="00122bcc" officeooo:paragraph-rsid="0033c5d6" style:font-style-asian="italic" style:font-weight-asian="bold" style:font-style-complex="italic" style:font-weight-complex="bold"/>
    </style:style>
    <style:style style:name="P9" style:family="paragraph" style:parent-style-name="Standard">
      <style:text-properties fo:color="#ff0000" fo:font-style="italic" fo:font-weight="bold" officeooo:rsid="0033c5d6" officeooo:paragraph-rsid="0033c5d6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color="#ff0000" fo:font-style="italic" style:text-underline-style="none" officeooo:rsid="00195c64" officeooo:paragraph-rsid="00195c64" style:font-style-asian="italic" style:font-style-complex="italic"/>
    </style:style>
    <style:style style:name="P11" style:family="paragraph" style:parent-style-name="Standard">
      <style:text-properties fo:color="#ff0000" fo:font-style="italic" style:text-underline-style="none" officeooo:rsid="001ab879" officeooo:paragraph-rsid="001ab879" style:font-style-asian="italic" style:font-style-complex="italic"/>
    </style:style>
    <style:style style:name="P12" style:family="paragraph" style:parent-style-name="Standard">
      <style:text-properties fo:color="#ff0000" fo:font-style="italic" style:text-underline-style="none" fo:font-weight="bold" officeooo:rsid="002baae7" officeooo:paragraph-rsid="0033c5d6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color="#ff0000" fo:font-style="italic" style:text-underline-style="none" fo:font-weight="bold" officeooo:rsid="0038c9bb" officeooo:paragraph-rsid="0038c9bb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color="#ff0000" fo:font-style="italic" style:text-underline-style="none" fo:font-weight="bold" officeooo:rsid="0044f1d5" officeooo:paragraph-rsid="0044f1d5" style:font-style-asian="italic" style:font-weight-asian="bold" style:font-style-complex="italic" style:font-weight-complex="bold"/>
    </style:style>
    <style:style style:name="P15" style:family="paragraph" style:parent-style-name="Standard">
      <style:text-properties fo:color="#ff0000" fo:font-style="italic" style:text-underline-style="none" fo:font-weight="bold" officeooo:rsid="0044f1d5" officeooo:paragraph-rsid="0061f419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color="#ff0000" fo:font-style="italic" style:text-underline-style="none" fo:font-weight="bold" officeooo:rsid="0046fecd" officeooo:paragraph-rsid="0046fecd" style:font-style-asian="italic" style:font-weight-asian="bold" style:font-style-complex="italic" style:font-weight-complex="bold"/>
    </style:style>
    <style:style style:name="P17" style:family="paragraph" style:parent-style-name="Standard">
      <style:text-properties fo:color="#ff0000" fo:font-style="italic" style:text-underline-style="none" fo:font-weight="bold" officeooo:rsid="0046fecd" officeooo:paragraph-rsid="00484e46" style:font-style-asian="italic" style:font-weight-asian="bold" style:font-style-complex="italic" style:font-weight-complex="bold"/>
    </style:style>
    <style:style style:name="P18" style:family="paragraph" style:parent-style-name="Standard">
      <style:text-properties fo:color="#ff0000" fo:font-style="italic" style:text-underline-style="none" fo:font-weight="bold" officeooo:rsid="004e5192" officeooo:paragraph-rsid="004e5192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color="#ff0000" fo:font-style="italic" style:text-underline-style="none" fo:font-weight="bold" officeooo:rsid="004e5192" officeooo:paragraph-rsid="0061f419" style:font-style-asian="italic" style:font-weight-asian="bold" style:font-style-complex="italic" style:font-weight-complex="bold"/>
    </style:style>
    <style:style style:name="P20" style:family="paragraph" style:parent-style-name="Standard">
      <style:text-properties fo:color="#000000" fo:font-style="normal" fo:font-weight="bold" officeooo:rsid="00122bcc" officeooo:paragraph-rsid="00122bcc" style:font-style-asian="normal" style:font-weight-asian="bold" style:font-style-complex="normal" style:font-weight-complex="bold"/>
    </style:style>
    <style:style style:name="P21" style:family="paragraph" style:parent-style-name="Standard">
      <style:text-properties fo:color="#000000" fo:font-style="normal" fo:font-weight="bold" officeooo:rsid="00122bcc" officeooo:paragraph-rsid="0033c5d6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color="#000000" fo:font-style="normal" fo:font-weight="bold" officeooo:rsid="00122bcc" officeooo:paragraph-rsid="0038c9bb" style:font-style-asian="normal" style:font-weight-asian="bold" style:font-style-complex="normal" style:font-weight-complex="bold"/>
    </style:style>
    <style:style style:name="P23" style:family="paragraph" style:parent-style-name="Standard">
      <style:text-properties fo:color="#000000" fo:font-style="normal" fo:font-weight="bold" officeooo:rsid="002a46c0" officeooo:paragraph-rsid="002a46c0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color="#000000" fo:font-style="normal" fo:font-weight="bold" officeooo:rsid="002a46c0" officeooo:paragraph-rsid="0033c5d6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color="#000000" fo:font-style="normal" fo:font-weight="bold" officeooo:rsid="002a46c0" officeooo:paragraph-rsid="0038c9bb" style:font-style-asian="normal" style:font-weight-asian="bold" style:font-style-complex="normal" style:font-weight-complex="bold"/>
    </style:style>
    <style:style style:name="P26" style:family="paragraph" style:parent-style-name="Standard">
      <style:text-properties fo:color="#000000" fo:font-style="normal" fo:font-weight="bold" officeooo:rsid="002a7e39" officeooo:paragraph-rsid="002a7e39" style:font-style-asian="normal" style:font-weight-asian="bold" style:font-style-complex="normal" style:font-weight-complex="bold"/>
    </style:style>
    <style:style style:name="P27" style:family="paragraph" style:parent-style-name="Standard">
      <style:text-properties fo:color="#000000" fo:font-style="normal" fo:font-weight="bold" officeooo:rsid="002a7e39" officeooo:paragraph-rsid="00411018" style:font-style-asian="normal" style:font-weight-asian="bold" style:font-style-complex="normal" style:font-weight-complex="bold"/>
    </style:style>
    <style:style style:name="P28" style:family="paragraph" style:parent-style-name="Standard">
      <style:text-properties fo:color="#000000" fo:font-style="normal" style:text-underline-style="none" officeooo:rsid="00195c64" officeooo:paragraph-rsid="00195c64" style:font-style-asian="normal" style:font-style-complex="normal"/>
    </style:style>
    <style:style style:name="P29" style:family="paragraph" style:parent-style-name="Standard">
      <style:text-properties fo:color="#000000" fo:font-style="normal" style:text-underline-style="none" fo:font-weight="bold" officeooo:rsid="002baae7" officeooo:paragraph-rsid="002baae7" style:font-style-asian="normal" style:font-weight-asian="bold" style:font-style-complex="normal" style:font-weight-complex="bold"/>
    </style:style>
    <style:style style:name="P30" style:family="paragraph" style:parent-style-name="Standard">
      <style:text-properties fo:color="#000000" fo:font-style="normal" style:text-underline-style="none" fo:font-weight="bold" officeooo:rsid="002baae7" officeooo:paragraph-rsid="002f7ad6" style:font-style-asian="normal" style:font-weight-asian="bold" style:font-style-complex="normal" style:font-weight-complex="bold"/>
    </style:style>
    <style:style style:name="P31" style:family="paragraph" style:parent-style-name="Standard">
      <style:text-properties fo:color="#000000" fo:font-style="normal" style:text-underline-style="none" fo:font-weight="bold" officeooo:rsid="002baae7" officeooo:paragraph-rsid="0033c5d6" style:font-style-asian="normal" style:font-weight-asian="bold" style:font-style-complex="normal" style:font-weight-complex="bold"/>
    </style:style>
    <style:style style:name="P32" style:family="paragraph" style:parent-style-name="Standard">
      <style:text-properties fo:color="#000000" fo:font-style="normal" style:text-underline-style="none" fo:font-weight="bold" officeooo:rsid="0033c5d6" officeooo:paragraph-rsid="0033c5d6" style:font-style-asian="normal" style:font-weight-asian="bold" style:font-style-complex="normal" style:font-weight-complex="bold"/>
    </style:style>
    <style:style style:name="P33" style:family="paragraph" style:parent-style-name="Standard">
      <style:text-properties fo:color="#000000" fo:font-style="normal" style:text-underline-style="none" fo:font-weight="bold" officeooo:rsid="002a7e39" officeooo:paragraph-rsid="0033c5d6" style:font-style-asian="normal" style:font-weight-asian="bold" style:font-style-complex="normal" style:font-weight-complex="bold"/>
    </style:style>
    <style:style style:name="P34" style:family="paragraph" style:parent-style-name="Standard">
      <style:text-properties fo:color="#000000" fo:font-style="normal" style:text-underline-style="none" fo:font-weight="bold" officeooo:rsid="002a7e39" officeooo:paragraph-rsid="0038c9bb" style:font-style-asian="normal" style:font-weight-asian="bold" style:font-style-complex="normal" style:font-weight-complex="bold"/>
    </style:style>
    <style:style style:name="P35" style:family="paragraph" style:parent-style-name="Standard">
      <style:text-properties fo:color="#000000" fo:font-style="normal" style:text-underline-style="none" fo:font-weight="bold" officeooo:rsid="002a7e39" officeooo:paragraph-rsid="00411018" style:font-style-asian="normal" style:font-weight-asian="bold" style:font-style-complex="normal" style:font-weight-complex="bold"/>
    </style:style>
    <style:style style:name="P36" style:family="paragraph" style:parent-style-name="Standard">
      <style:text-properties fo:color="#000000" fo:font-style="normal" style:text-underline-style="none" fo:font-weight="bold" officeooo:rsid="00122bcc" officeooo:paragraph-rsid="00484e46" style:font-style-asian="normal" style:font-weight-asian="bold" style:font-style-complex="normal" style:font-weight-complex="bold"/>
    </style:style>
    <style:style style:name="P37" style:family="paragraph" style:parent-style-name="Standard">
      <style:text-properties fo:color="#000000" fo:font-style="normal" style:text-underline-style="none" fo:font-weight="bold" officeooo:rsid="00122bcc" officeooo:paragraph-rsid="004f9fc4" style:font-style-asian="normal" style:font-weight-asian="bold" style:font-style-complex="normal" style:font-weight-complex="bold"/>
    </style:style>
    <style:style style:name="P38" style:family="paragraph" style:parent-style-name="Standard">
      <style:text-properties fo:color="#000000" fo:font-style="normal" style:text-underline-style="none" fo:font-weight="bold" officeooo:rsid="00484e46" officeooo:paragraph-rsid="00484e46" style:font-style-asian="normal" style:font-weight-asian="bold" style:font-style-complex="normal" style:font-weight-complex="bold"/>
    </style:style>
    <style:style style:name="P39" style:family="paragraph" style:parent-style-name="Standard">
      <style:text-properties fo:color="#000000" fo:font-style="normal" style:text-underline-style="none" fo:font-weight="bold" officeooo:rsid="00484e46" officeooo:paragraph-rsid="004f9fc4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color="#000000" fo:font-style="normal" style:text-underline-style="none" fo:font-weight="bold" officeooo:rsid="004c3b9e" officeooo:paragraph-rsid="004c3b9e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color="#000000" fo:font-style="normal" style:text-underline-style="none" fo:font-weight="bold" officeooo:rsid="00484e46" officeooo:paragraph-rsid="00484e46" fo:background-color="#ffff00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color="#000000" fo:font-weight="bold" officeooo:rsid="001ab879" officeooo:paragraph-rsid="001ab879" style:font-weight-asian="bold" style:font-weight-complex="bold"/>
    </style:style>
    <style:style style:name="P43" style:family="paragraph" style:parent-style-name="Standard">
      <style:paragraph-properties>
        <style:tab-stops>
          <style:tab-stop style:position="9.208cm"/>
        </style:tab-stops>
      </style:paragraph-properties>
      <style:text-properties fo:color="#ff007f" fo:font-size="14pt" officeooo:rsid="0033c5d6" officeooo:paragraph-rsid="0033c5d6" style:font-size-asian="14pt" style:font-size-complex="14pt"/>
    </style:style>
    <style:style style:name="P44" style:family="paragraph" style:parent-style-name="Standard">
      <style:text-properties fo:color="#1c1c1c" fo:font-size="12pt" fo:font-style="normal" style:text-underline-style="none" fo:font-weight="bold" officeooo:rsid="0046fecd" officeooo:paragraph-rsid="00484e46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text-properties fo:color="#1c1c1c" fo:font-style="italic" style:text-underline-style="none" fo:font-weight="bold" officeooo:rsid="00484e46" officeooo:paragraph-rsid="00484e46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text-align="start" style:justify-single-word="false"/>
      <style:text-properties officeooo:rsid="000fc080" officeooo:paragraph-rsid="000fc080" fo:background-color="#00008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c080" style:font-weight-asian="bold" style:font-weight-complex="bold"/>
    </style:style>
    <style:style style:name="T3" style:family="text">
      <style:text-properties fo:font-weight="bold" officeooo:rsid="00138970" style:font-weight-asian="bold" style:font-weight-complex="bold"/>
    </style:style>
    <style:style style:name="T4" style:family="text">
      <style:text-properties fo:color="#00ffff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5" style:family="text">
      <style:text-properties fo:color="#00ffff" fo:font-size="14pt" fo:font-style="italic" style:text-underline-style="solid" style:text-underline-width="auto" style:text-underline-color="font-color" fo:font-weight="bold" officeooo:rsid="00673442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officeooo:rsid="00112ebf"/>
    </style:style>
    <style:style style:name="T7" style:family="text">
      <style:text-properties officeooo:rsid="0012a3c3"/>
    </style:style>
    <style:style style:name="T8" style:family="text">
      <style:text-properties officeooo:rsid="00195c64"/>
    </style:style>
    <style:style style:name="T9" style:family="text">
      <style:text-properties officeooo:rsid="001ba45b"/>
    </style:style>
    <style:style style:name="T10" style:family="text">
      <style:text-properties officeooo:rsid="002baae7"/>
    </style:style>
    <style:style style:name="T11" style:family="text">
      <style:text-properties officeooo:rsid="002bb50f"/>
    </style:style>
    <style:style style:name="T12" style:family="text">
      <style:text-properties officeooo:rsid="0030465e"/>
    </style:style>
    <style:style style:name="T13" style:family="text">
      <style:text-properties officeooo:rsid="0031a479"/>
    </style:style>
    <style:style style:name="T14" style:family="text">
      <style:text-properties officeooo:rsid="0033c5d6"/>
    </style:style>
    <style:style style:name="T15" style:family="text">
      <style:text-properties officeooo:rsid="00411018"/>
    </style:style>
    <style:style style:name="T16" style:family="text">
      <style:text-properties style:text-underline-style="none" officeooo:rsid="00411018"/>
    </style:style>
    <style:style style:name="T17" style:family="text">
      <style:text-properties officeooo:rsid="0044f1d5"/>
    </style:style>
    <style:style style:name="T18" style:family="text">
      <style:text-properties officeooo:rsid="00484e46"/>
    </style:style>
    <style:style style:name="T19" style:family="text">
      <style:text-properties officeooo:rsid="004a25c1"/>
    </style:style>
    <style:style style:name="T20" style:family="text">
      <style:text-properties fo:background-color="#ffff00" loext:char-shading-value="0"/>
    </style:style>
    <style:style style:name="T21" style:family="text">
      <style:text-properties fo:background-color="#ffff00" loext:char-shading-value="0"/>
    </style:style>
    <style:style style:name="T22" style:family="text">
      <style:text-properties officeooo:rsid="006ccc5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9.551cm" fo:text-indent="-0.635cm" fo:margin-left="9.5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0.186cm" fo:text-indent="-0.635cm" fo:margin-left="10.1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0.821cm" fo:text-indent="-0.635cm" fo:margin-left="10.8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1.456cm" fo:text-indent="-0.635cm" fo:margin-left="11.4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2.091cm" fo:text-indent="-0.635cm" fo:margin-left="12.0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2.726cm" fo:text-indent="-0.635cm" fo:margin-left="12.7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3.361cm" fo:text-indent="-0.635cm" fo:margin-left="13.3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3.996cm" fo:text-indent="-0.635cm" fo:margin-left="13.996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16cm" fo:text-indent="-0.635cm" fo:margin-left="8.91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551cm" fo:text-indent="-0.635cm" fo:margin-left="9.55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86cm" fo:text-indent="-0.635cm" fo:margin-left="10.18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821cm" fo:text-indent="-0.635cm" fo:margin-left="10.82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456cm" fo:text-indent="-0.635cm" fo:margin-left="11.45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091cm" fo:text-indent="-0.635cm" fo:margin-left="12.09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26cm" fo:text-indent="-0.635cm" fo:margin-left="12.72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361cm" fo:text-indent="-0.635cm" fo:margin-left="13.36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996cm" fo:text-indent="-0.635cm" fo:margin-left="13.99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><text:span text:style-name="T4">GST </text:span><text:span text:style-name="T5">DATABASE REPORT</text:span></text:p>
      <text:p text:style-name="P1"/>
      <text:p text:style-name="P1"/>
      <text:p text:style-name="P5"><text:span text:style-name="T8">ADD </text:span>CUSTOMERS</text:p>
      <text:p text:style-name="P2"/>
      <text:p text:style-name="P4"><text:span text:style-name="T2">SRNO, NAME OF CUSTOMER, GSTIN NO IF REGISTERED, ARN NO, DETAILED ADDRESS, <text:s/>PLACE OF SUPPLY, NAME OF COMMODITY SUPPLY, TARRIF NO, RATE OF TAX, NAME OF SERVICE, SERVICE ACCOUNTING CODE, RATE OF TAX, PAN NO, </text:span><text:span text:style-name="T3">STATE NAME, STATE CODE.</text:span></text:p>
      <text:p text:style-name="P4"><text:span text:style-name="T3"/></text:p>
      <text:p text:style-name="P10"><text:span text:style-name="T1">ADD ITEMS</text:span></text:p>
      <text:p text:style-name="P10"><text:span text:style-name="T1"/></text:p>
      <text:p text:style-name="P28"><text:span text:style-name="T1">SRNO, DESCRIPTION OF GOODS AND SERVICES, HSN/SAC, UOM , QTY, RATE/UNIT, <text:s/>TAXABLE VALUE.</text:span></text:p>
      <text:p text:style-name="P28"><text:span text:style-name="T1"/></text:p>
      <text:p text:style-name="P12"><text:span text:style-name="T14">ADD </text:span>REGULAR TYPE<text:span text:style-name="T13">(B2B,B2CL,B2CS)</text:span></text:p>
      <text:p text:style-name="P12"/>
      <text:p text:style-name="P31">REGULAR WITH <text:s/>GSTIN HOLDER, <text:s/>WITH OUT <text:s/>GSTIN BUT INTER STATE INVOICE VALUE (INVOICE VALUE &gt; 50000), <text:s/><text:span text:style-name="T11">WITH OUT GSTIN BOTH INTER STATE AND INTRA STATE (INVOICE VALUE &lt; 250000).</text:span></text:p>
      <text:p text:style-name="P31"/>
      <text:p text:style-name="P32"><text:span text:style-name="T1">HAS_MANY :GST HOLDER</text:span></text:p>
      <text:p text:style-name="P28"><text:span text:style-name="T1"><text:s/></text:span></text:p>
      <text:p text:style-name="P11"><text:span text:style-name="T1">SETTING</text:span></text:p>
      <text:p text:style-name="P2"/>
      <text:p text:style-name="P42">DISCOUNT, ADD(PACKING AND FORWARDING CHARGES, FRIEGHT AND INSURANCE, OTHER CHARGES), <text:span text:style-name="T9">TAXABLE VALUE, CENTRAL TAX, <text:s/>STATE/UNION TERRITORY TAX, INTEGRATED TAX, CESS, TOTAL INVOICE.</text:span></text:p>
      <text:p text:style-name="P1"/>
      <text:p text:style-name="P43"><text:span text:style-name="T21">SALE BILL =&gt;</text:span> </text:p>
      <text:p text:style-name="P1"/>
      <text:p text:style-name="P6">GST HOLDER (B2B SUPPLY, <text:span text:style-name="T12">B2CL,B2CS</text:span>)<text:span text:style-name="T6">(REF. ANNEXURE-2)</text:span></text:p>
      <text:p text:style-name="P7"/>
      <text:p text:style-name="P20">DATE OF INVOICE, INVOICE SERIAL NO, <text:span text:style-name="T7">GSTIN NO, E-WAY BILL NO IF ANY, <text:s/>TRANSPOTATION MODE, VEHICLE NO, DATE AND TIME OF SUPPLY, PLACE OF SUPPLY, TOTAL INVOICE VALUE.</text:span></text:p>
      <text:p text:style-name="P20"/>
      <text:p text:style-name="P23">HAS_MANY : ADD ITEMS,</text:p>
      <text:p text:style-name="P23">BELONGS_TO : SETTING (ID)</text:p>
      <text:p text:style-name="P23">BELONGS_TO :CUSTOMER(ID)</text:p>
      <text:p text:style-name="P27">BELONGS_TO :<text:span text:style-name="T10">REGULAR</text:span> TYPE<text:span text:style-name="T16">(ID)</text:span></text:p>
      <text:p text:style-name="P32"/>
      <text:p text:style-name="P9">EXPORT /ZERO RATED (EXP)<text:span text:style-name="T6">(REF. ANNEXURE-</text:span>3<text:span text:style-name="T6">)</text:span></text:p>
      <text:p text:style-name="P8"/>
      <text:p text:style-name="P21">DATE OF INVOICE, INVOICE SERIAL NO, <text:span text:style-name="T7">GSTIN NO, E-WAY BILL NO IF ANY, <text:s/>TRANSPOTATION MODE, VEHICLE NO, DATE AND TIME OF SUPPLY, PLACE OF SUPPLY, TOTAL INVOICE VALUE.</text:span></text:p>
      <text:p text:style-name="P21"/>
      <text:p text:style-name="P24">HAS_MANY : ADD ITEMS,</text:p>
      <text:p text:style-name="P24">BELONGS_TO : SETTING (ID)</text:p>
      <text:p text:style-name="P24">BELONGS_TO :CUSTOMER(ID)</text:p>
      <text:p text:style-name="P35">BELONGS_TO :<text:span text:style-name="T10">REGULAR</text:span> TYPE<text:span text:style-name="T15">(ID)</text:span></text:p>
      <text:p text:style-name="P9"><text:soft-page-break/>NIL RATED/EXEMP/NON GST SUPPLY (EXEMP)<text:span text:style-name="T6">(REF. ANNEXURE-</text:span>3<text:span text:style-name="T6">)</text:span></text:p>
      <text:p text:style-name="P8"/>
      <text:p text:style-name="P21">DATE OF INVOICE, INVOICE SERIAL NO, <text:span text:style-name="T7">GSTIN NO, E-WAY BILL NO IF ANY, <text:s/>TRANSPOTATION MODE, VEHICLE NO, DATE AND TIME OF SUPPLY, PLACE OF SUPPLY, TOTAL INVOICE VALUE.</text:span></text:p>
      <text:p text:style-name="P21"/>
      <text:p text:style-name="P24">HAS_MANY : ADD ITEMS,</text:p>
      <text:p text:style-name="P24">BELONGS_TO : SETTING (ID)</text:p>
      <text:p text:style-name="P24">BELONGS_TO :CUSTOMER(ID)</text:p>
      <text:p text:style-name="P35">BELONGS_TO :<text:span text:style-name="T10">REGULAR</text:span> TYPE<text:span text:style-name="T15">(ID)</text:span></text:p>
      <text:p text:style-name="P33"/>
      <text:p text:style-name="P33"/>
      <text:p text:style-name="P13">RCM (REF.ANNEXURE-4)</text:p>
      <text:p text:style-name="P13"/>
      <text:p text:style-name="P22">DATE OF INVOICE, INVOICE SERIAL NO, <text:span text:style-name="T7">GSTIN NO, E-WAY BILL NO IF ANY, <text:s/>TRANSPOTATION MODE, VEHICLE NO, DATE AND TIME OF SUPPLY, PLACE OF SUPPLY, TOTAL INVOICE VALUE.</text:span></text:p>
      <text:p text:style-name="P22"/>
      <text:p text:style-name="P25">HAS_MANY : ADD ITEMS,</text:p>
      <text:p text:style-name="P25">BELONGS_TO : SETTING (ID)</text:p>
      <text:p text:style-name="P25">BELONGS_TO :CUSTOMER(ID)</text:p>
      <text:p text:style-name="P34">BELONGS_TO :<text:span text:style-name="T10">REGULAR</text:span> TYPE<text:span text:style-name="T15">(ID)</text:span></text:p>
      <text:p text:style-name="P34"/>
      <text:p text:style-name="P34"/>
      <text:p text:style-name="P14">DELIVERY CHALLAN</text:p>
      <text:p text:style-name="P14"/>
      <text:p text:style-name="P17">DETAILS OF CONSIGNOR</text:p>
      <text:p text:style-name="P44"><text:span text:style-name="T18">NAME, ADDRESS,STATE NAME, STATE CODE, GSTIN NO, NATURE OF PROCESS TO BE DONE</text:span> .</text:p>
      <text:p text:style-name="P16"/>
      <text:p text:style-name="P16">DETAILS OF CONSIGNEE</text:p>
      <text:p text:style-name="P45">NAME, ADDRESS, STATE NAME, STATE CODE, GSTIN NO.</text:p>
      <text:p text:style-name="P14"/>
      <text:p text:style-name="P15">1. JOB WORK(REF.ANNEXURE-5)</text:p>
      <text:p text:style-name="P36">DATE OF INVOICE, INVOICE SERIAL NO, <text:span text:style-name="T7">GSTIN NO, E-WAY BILL NO IF ANY, <text:s/>TRANSPOTATION MODE, VEHICLE NO, DATE AND TIME OF SUPPLY, PLACE OF SUPPLY.</text:span></text:p>
      <text:p text:style-name="P36"/>
      <text:p text:style-name="P38">PART – A</text:p>
      <text:p text:style-name="P38">DETAILS OF GOODS SENT TO THE JOB WORKER.</text:p>
      <text:p text:style-name="P38">BELONGS_TO :ADD ITEMS<text:span text:style-name="T22">(ID)</text:span></text:p>
      <text:p text:style-name="P38">BELONGS_<text:span text:style-name="T19">TO :SETTING(ID)</text:span></text:p>
      <text:p text:style-name="P38"/>
      <text:p text:style-name="P41">TOTAL, TAX COMPONANT INVOLVED.</text:p>
      <text:p text:style-name="P38"/>
      <text:p text:style-name="P40">PART-B </text:p>
      <text:p text:style-name="P40">DETAILS OF GOODS RECEIVED THE JOB WORK</text:p>
      <text:p text:style-name="P14"/>
      <text:p text:style-name="P14"/>
      <text:p text:style-name="P14"/>
      <text:p text:style-name="P14"/>
      <text:p text:style-name="P14"/>
      <text:p text:style-name="P19"><text:soft-page-break/>2. OTHER (INTER-UNIT/BRANCH/GODOWN MOVEMENT OF GOODS WITHIN STATE)<text:span text:style-name="T17">(REF.ANNEXURE-6)</text:span></text:p>
      <text:p text:style-name="P18"/>
      <text:p text:style-name="P37">DATE OF INVOICE, INVOICE SERIAL NO, <text:span text:style-name="T7">GSTIN NO, E-WAY BILL NO IF ANY, <text:s/>TRANSPOTATION MODE, VEHICLE NO, DATE AND TIME OF SUPPLY, PLACE OF SUPPLY.</text:span></text:p>
      <text:p text:style-name="P39"/>
      <text:p text:style-name="P39">BELONGS_TO :ADD ITEMS</text:p>
      <text:p text:style-name="P39">BELONGS_<text:span text:style-name="T19">TO :SETTING</text:span></text:p>
      <text:p text:style-name="P39"/>
      <text:p text:style-name="P39"/>
      <text:p text:style-name="P14"/>
      <text:p text:style-name="P14"/>
      <text:p text:style-name="P14"/>
      <text:p text:style-name="P14"/>
      <text:p text:style-name="P13"/>
      <text:p text:style-name="P13"/>
      <text:p text:style-name="P32"/>
      <text:p text:style-name="P30"/>
      <text:p text:style-name="P30"><text:span text:style-name="T11"><text:s/></text:span></text:p>
      <text:p text:style-name="P29"/>
      <text:p text:style-name="P26"/>
      <text:p text:style-name="P7"/>
      <text:p text:style-name="P1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5:55:25.148487850</meta:creation-date>
    <dc:date>2017-10-31T18:39:27.421898451</dc:date>
    <meta:editing-duration>PT1H35M51S</meta:editing-duration>
    <meta:editing-cycles>38</meta:editing-cycles>
    <meta:generator>LibreOffice/5.3.1.2$Linux_X86_64 LibreOffice_project/30m0$Build-2</meta:generator>
    <meta:document-statistic meta:table-count="0" meta:image-count="0" meta:object-count="0" meta:page-count="3" meta:paragraph-count="55" meta:word-count="426" meta:character-count="2777" meta:non-whitespace-character-count="2386"/>
  </office:meta>
</office:document-meta>
</file>